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993" officeooo:paragraph-rsid="00163993"/>
    </style:style>
    <style:style style:name="P2" style:family="paragraph" style:parent-style-name="Standard">
      <style:paragraph-properties fo:text-align="start" style:justify-single-word="false"/>
      <style:text-properties officeooo:rsid="00175405" officeooo:paragraph-rsid="00175405"/>
    </style:style>
    <style:style style:name="P3" style:family="paragraph" style:parent-style-name="Standard">
      <style:paragraph-properties fo:text-align="start" style:justify-single-word="false"/>
      <style:text-properties officeooo:rsid="00175405" officeooo:paragraph-rsid="00182f39"/>
    </style:style>
    <style:style style:name="P4" style:family="paragraph" style:parent-style-name="Standard">
      <style:paragraph-properties fo:text-align="center" style:justify-single-word="false"/>
      <style:text-properties officeooo:rsid="00175405" officeooo:paragraph-rsid="00163993"/>
    </style:style>
    <style:style style:name="P5" style:family="paragraph" style:parent-style-name="Standard">
      <style:paragraph-properties fo:text-align="start" style:justify-single-word="false"/>
      <style:text-properties officeooo:rsid="00182f39" officeooo:paragraph-rsid="00182f39"/>
    </style:style>
    <style:style style:name="P6" style:family="paragraph" style:parent-style-name="Standard">
      <style:paragraph-properties fo:text-align="start" style:justify-single-word="false"/>
      <style:text-properties officeooo:rsid="00182f39" officeooo:paragraph-rsid="00182f39"/>
    </style:style>
    <style:style style:name="P7" style:family="paragraph" style:parent-style-name="Standard">
      <style:paragraph-properties fo:text-align="start" style:justify-single-word="false"/>
      <style:text-properties officeooo:rsid="00175405" officeooo:paragraph-rsid="00175405"/>
    </style:style>
    <style:style style:name="P8" style:family="paragraph" style:parent-style-name="Standard">
      <style:paragraph-properties fo:text-align="start" style:justify-single-word="false"/>
      <style:text-properties officeooo:rsid="00175405" officeooo:paragraph-rsid="001dcb39"/>
    </style:style>
    <style:style style:name="T1" style:family="text">
      <style:text-properties officeooo:rsid="00182f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S-less chassis</text:p>
      <text:p text:style-name="P4"/>
      <text:p text:style-name="P2">Zadatak:</text:p>
      <text:p text:style-name="P2">-naci biblioteku za joypad da nije za ROS </text:p>
      <text:p text:style-name="P2"><text:a xlink:type="simple" xlink:href="https://github.com/ros-drivers/joystick_drivers/blob/main/joy/src/joy_node.cpp" text:style-name="Internet_20_link" text:visited-style-name="Visited_20_Internet_20_Link">https://github.com/ros-drivers/joystick_drivers/blob/main/joy/src/joy_node.cpp</text:a> – <text:span text:style-name="T1">za ros</text:span></text:p>
      <text:p text:style-name="P5">Bez rosa :</text:p>
      <text:p text:style-name="P3"><text:a xlink:type="simple" xlink:href="https://github.com/Tasssadar/libenjoy" text:style-name="Internet_20_link" text:visited-style-name="Visited_20_Internet_20_Link">https://github.com/Tasssadar/libenjoy</text:a></text:p>
      <text:p text:style-name="P5">-u pajtonu</text:p>
      <text:p text:style-name="P2"><text:a xlink:type="simple" xlink:href="https://github.com/UbiquityRobotics/ubiquity_motor/blob/kinetic-devel/scripts/test_motor_board.py" text:style-name="Internet_20_link" text:visited-style-name="Visited_20_Internet_20_Link">https://github.com/UbiquityRobotics/ubiquity_motor/blob/kinetic-devel/scripts/test_motor_board.py</text:a></text:p>
      <text:p text:style-name="P2"/>
      <text:p text:style-name="P8">klonirati na gitu </text:p>
      <text:p text:style-name="P8">sw test dri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2T08:47:08.632318440</meta:creation-date>
    <dc:date>2023-12-19T09:56:05.509540575</dc:date>
    <meta:editing-duration>PT1H52M3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7" meta:character-count="340" meta:non-whitespace-character-count="320"/>
  </office:meta>
</office:document-meta>
</file>